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54pt" style:font-size-asian="54pt" style:font-size-complex="54pt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54pt" style:font-size-asian="54pt" style:font-size-complex="54pt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6" style:family="table-cell" style:parent-style-name="Default" style:data-style-name="N30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0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e6e6ff" style:text-align-source="fix" style:repeat-content="false" fo:border="0.009cm solid #000000" style:vertical-align="middle"/>
      <style:paragraph-properties fo:text-align="center" fo:margin-left="0cm"/>
    </style:style>
    <style:style style:name="ce10" style:family="table-cell" style:parent-style-name="Default" style:data-style-name="N40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 fo:border="0.009cm solid #000000" style:vertical-align="middle"/>
      <style:paragraph-properties fo:text-align="center" fo:margin-left="0cm"/>
    </style:style>
    <style:style style:name="ce13" style:family="table-cell" style:parent-style-name="Default" style:data-style-name="N40"/>
    <style:style style:name="ce14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AR PL UMing HK" style:font-name-complex="Lohit Hindi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T1" style:family="text">
      <style:text-properties style:font-name="Arial" style:font-name-asian="AR PL UMing HK" style:font-name-complex="Lohit Hind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ce13"/>
        <table:table-column table:style-name="co4" table:number-columns-repeated="2" table:default-cell-style-name="Default"/>
        <table:table-row table:style-name="ro2">
          <table:table-cell table:style-name="ce1" office:value-type="string" table:number-columns-spanned="1" table:number-rows-spanned="2">
            <text:p>Savaitė</text:p>
          </table:table-cell>
          <table:table-cell table:style-name="ce1" office:value-type="string" table:number-columns-spanned="2" table:number-rows-spanned="1">
            <text:p>Intervalas</text:p>
          </table:table-cell>
          <table:covered-table-cell table:style-name="ce2"/>
          <table:table-cell table:style-name="ce1" office:value-type="string" table:number-columns-spanned="1" table:number-rows-spanned="2">
            <text:p>N</text:p>
          </table:table-cell>
          <table:table-cell table:style-name="ce10" office:value-type="string" table:number-columns-spanned="3" table:number-rows-spanned="1">
            <text:p>Laikas</text:p>
          </table:table-cell>
          <table:covered-table-cell table:number-columns-repeated="2" table:style-name="ce11"/>
          <table:table-cell table:style-name="ce15" office:value-type="string" table:number-columns-spanned="2" table:number-rows-spanned="2">
            <text:p>Planas</text:p>
          </table:table-cell>
          <table:covered-table-cell/>
        </table:table-row>
        <table:table-row table:style-name="ro2">
          <table:covered-table-cell table:style-name="ce2"/>
          <table:table-cell table:style-name="ce2" office:value-type="string">
            <text:p>Pradžia</text:p>
          </table:table-cell>
          <table:table-cell table:style-name="ce2" office:value-type="string">
            <text:p>Pabaiga</text:p>
          </table:table-cell>
          <table:covered-table-cell table:style-name="ce2"/>
          <table:table-cell table:style-name="ce11" office:value-type="string">
            <text:p>Plan.</text:p>
          </table:table-cell>
          <table:table-cell table:style-name="ce11" office:value-type="string">
            <text:p>Skirta</text:p>
          </table:table-cell>
          <table:table-cell table:style-name="ce11" office:value-type="string">
            <text:p>Skirt.</text:p>
          </table:table-cell>
          <table:covered-table-cell table:style-name="ce16"/>
          <table:covered-table-cell/>
        </table:table-row>
        <table:table-row table:style-name="ro3">
          <table:table-cell table:style-name="ce3" office:value-type="float" office:value="1" table:number-columns-spanned="1" table:number-rows-spanned="5">
            <text:p>1</text:p>
          </table:table-cell>
          <table:table-cell table:style-name="ce6" office:value-type="date" office:date-value="2011-10-13" table:number-columns-spanned="1" table:number-rows-spanned="5">
            <text:p>2011-10-13</text:p>
          </table:table-cell>
          <table:table-cell table:style-name="ce6" office:value-type="date" office:date-value="2011-10-19" table:number-columns-spanned="1" table:number-rows-spanned="5">
            <text:p>2011-10-19</text:p>
          </table:table-cell>
          <table:table-cell table:style-name="ce9" office:value-type="string">
            <text:p>A</text:p>
          </table:table-cell>
          <table:table-cell table:style-name="ce12" office:value-type="time" office:time-value="PT01H00M00S">
            <text:p>01:00</text:p>
          </table:table-cell>
          <table:table-cell table:style-name="ce12" office:value-type="time" office:time-value="PT01H20M00S">
            <text:p>01:20</text:p>
          </table:table-cell>
          <table:table-cell table:style-name="ce14" table:formula="of:=[.E3]-[.F3]" office:value-type="time" office:time-value="-PT00H20M00S">
            <text:p>-00:20</text:p>
          </table:table-cell>
          <table:table-cell table:style-name="ce17" office:value-type="string">
            <text:p>* Paruošti ruošinį, kuris kompiliuotųsi ir pasileistų Windows operacinėje sistemoje</text:p>
            <text:p>* Paruošti aplinką Windows OS, su kuria būtų galima susikompiliuoti minėtą ruošinį</text:p>
          </table:table-cell>
          <table:table-cell table:style-name="ce20" office:value-type="string">
            <text:p>* Pateikti užsakovui naujus klausimus</text:p>
          </table:table-cell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E</text:p>
          </table:table-cell>
          <table:table-cell table:number-columns-repeated="2" table:style-name="ce12"/>
          <table:table-cell table:style-name="ce14" table:formula="of:=[.E4]-[.F4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J</text:p>
          </table:table-cell>
          <table:table-cell table:style-name="ce12" office:value-type="time" office:time-value="PT00H30M00S">
            <text:p>00:30</text:p>
          </table:table-cell>
          <table:table-cell table:style-name="ce12" office:value-type="time" office:time-value="PT00H41M00S">
            <text:p>00:41</text:p>
          </table:table-cell>
          <table:table-cell table:style-name="ce14" table:formula="of:=[.E5]-[.F5]" office:value-type="time" office:time-value="-PT00H11M00S">
            <text:p>-00:11</text:p>
          </table:table-cell>
          <table:table-cell table:style-name="ce17" office:value-type="string">
            <text:p>* Paruošti savaitinio planavimo formą.</text:p>
            <text:p>* Suvesti komandos narių šios savaitės planus.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M</text:p>
          </table:table-cell>
          <table:table-cell table:number-columns-repeated="2" table:style-name="ce12"/>
          <table:table-cell table:style-name="ce14" table:formula="of:=[.E6]-[.F6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number-columns-repeated="2" table:style-name="ce12"/>
          <table:table-cell table:style-name="ce14" table:formula="of:=[.E7]-[.F7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table-cell table:style-name="ce3" office:value-type="float" office:value="2" table:number-columns-spanned="1" table:number-rows-spanned="5">
            <text:p>2</text:p>
          </table:table-cell>
          <table:table-cell table:style-name="ce6" office:value-type="date" office:date-value="2011-10-20" table:number-columns-spanned="1" table:number-rows-spanned="5">
            <text:p>2011-10-20</text:p>
          </table:table-cell>
          <table:table-cell table:style-name="ce6" office:value-type="date" office:date-value="2011-10-26" table:number-columns-spanned="1" table:number-rows-spanned="5">
            <text:p>2011-10-26</text:p>
          </table:table-cell>
          <table:table-cell table:style-name="ce9" office:value-type="string">
            <text:p>A</text:p>
          </table:table-cell>
          <table:table-cell table:style-name="ce12" office:value-type="time" office:time-value="PT00H20M00S">
            <text:p>00:20</text:p>
          </table:table-cell>
          <table:table-cell table:style-name="ce12" office:value-type="time" office:time-value="PT00H15M00S">
            <text:p>00:15</text:p>
          </table:table-cell>
          <table:table-cell table:style-name="ce14" table:formula="of:=[.E8]-[.F8]" office:value-type="time" office:time-value="PT00H05M00S">
            <text:p>00:05</text:p>
          </table:table-cell>
          <table:table-cell table:style-name="ce18" office:value-type="string">
            <text:p>* Pateikti užsakovui naujus klausimus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3H30M00S">
            <text:p>03:30</text:p>
          </table:table-cell>
          <table:table-cell table:style-name="ce12" office:value-type="time" office:time-value="PT03H50M00S">
            <text:p>03:50</text:p>
          </table:table-cell>
          <table:table-cell table:style-name="ce14" table:formula="of:=[.E9]-[.F9]" office:value-type="time" office:time-value="-PT00H20M00S">
            <text:p>-00:20</text:p>
          </table:table-cell>
          <table:table-cell table:style-name="ce17" office:value-type="string">
            <text:p>* Bazinės vartotojo sąsajos maketavimas </text:p>
            <text:p>* Reikalavimų peržiūra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0H15M00S">
            <text:p>00:15</text:p>
          </table:table-cell>
          <table:table-cell table:style-name="ce12" office:value-type="time" office:time-value="PT00H19M00S">
            <text:p>00:19</text:p>
          </table:table-cell>
          <table:table-cell table:style-name="ce14" table:formula="of:=[.E10]-[.F10]" office:value-type="time" office:time-value="-PT00H04M00S">
            <text:p>-00:04</text:p>
          </table:table-cell>
          <table:table-cell table:style-name="ce18" office:value-type="string">
            <text:p>* Suvesti komandos narių šios savaitės planus</text:p>
            <text:p>* Suvesti komandos narių praeitos savaitės LFF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number-columns-repeated="2" table:style-name="ce12"/>
          <table:table-cell table:style-name="ce14" table:formula="of:=[.E11]-[.F11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number-columns-repeated="2" table:style-name="ce12"/>
          <table:table-cell table:style-name="ce14" table:formula="of:=[.E12]-[.F12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table-cell table:style-name="ce3" office:value-type="float" office:value="3" table:number-columns-spanned="1" table:number-rows-spanned="5">
            <text:p>3</text:p>
          </table:table-cell>
          <table:table-cell table:style-name="ce6" office:value-type="date" office:date-value="2011-10-27" table:number-columns-spanned="1" table:number-rows-spanned="5">
            <text:p>2011-10-27</text:p>
          </table:table-cell>
          <table:table-cell table:style-name="ce6" office:value-type="date" office:date-value="2011-11-02" table:number-columns-spanned="1" table:number-rows-spanned="5">
            <text:p>2011-11-02</text:p>
          </table:table-cell>
          <table:table-cell table:style-name="ce9" office:value-type="string">
            <text:p>A</text:p>
          </table:table-cell>
          <table:table-cell table:style-name="ce12" office:value-type="time" office:time-value="PT02H00M00S">
            <text:p>02:00</text:p>
          </table:table-cell>
          <table:table-cell table:style-name="ce12" office:value-type="time" office:time-value="PT01H40M00S">
            <text:p>01:40</text:p>
          </table:table-cell>
          <table:table-cell table:style-name="ce14" table:formula="of:=[.E13]-[.F13]" office:value-type="time" office:time-value="PT00H20M00S">
            <text:p>00:20</text:p>
          </table:table-cell>
          <table:table-cell table:style-name="ce17" office:value-type="string">
            <text:p>* Paruošti import skeletą</text:p>
            <text:p>* Pateikti užsakovui naujus klausimus</text:p>
            <text:p>* Paruošti bazinės sąsajos prototipą</text:p>
            <text:p>* Paruošti tiesinių duomenų vaizdavimo modelį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1H30M00S">
            <text:p>01:30</text:p>
          </table:table-cell>
          <table:table-cell table:style-name="ce12" office:value-type="time" office:time-value="PT01H05M00S">
            <text:p>01:05</text:p>
          </table:table-cell>
          <table:table-cell table:style-name="ce14" table:formula="of:=[.E14]-[.F14]" office:value-type="time" office:time-value="PT00H25M00S">
            <text:p>00:25</text:p>
          </table:table-cell>
          <table:table-cell table:style-name="ce17" office:value-type="string">
            <text:p>* Nupiešti koncepcinį sąsajos dizainą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5H15M00S">
            <text:p>05:15</text:p>
          </table:table-cell>
          <table:table-cell table:style-name="ce12" office:value-type="time" office:time-value="PT07H11M00S">
            <text:p>07:11</text:p>
          </table:table-cell>
          <table:table-cell table:style-name="ce14" table:formula="of:=[.E15]-[.F15]" office:value-type="time" office:time-value="-PT01H56M00S">
            <text:p>-01:56</text:p>
          </table:table-cell>
          <table:table-cell table:style-name="ce17" office:value-type="string">
            <text:p>* Suvesti komandos narių šios savaitės planus</text:p>
            <text:p>* Suvesti komandos narių praeitos savaitės LFF</text:p>
            <text:p>* Parašyti XLS failų import backend'ą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number-columns-repeated="2" table:style-name="ce12"/>
          <table:table-cell table:style-name="ce14" table:formula="of:=[.E16]-[.F16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number-columns-repeated="2" table:style-name="ce12"/>
          <table:table-cell table:style-name="ce14" table:formula="of:=[.E17]-[.F17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table-cell table:style-name="ce3" office:value-type="float" office:value="4" table:number-columns-spanned="1" table:number-rows-spanned="5">
            <text:p>4</text:p>
          </table:table-cell>
          <table:table-cell table:style-name="ce6" office:value-type="date" office:date-value="2011-11-03" table:number-columns-spanned="1" table:number-rows-spanned="5">
            <text:p>2011-11-03</text:p>
          </table:table-cell>
          <table:table-cell table:style-name="ce6" office:value-type="date" office:date-value="2011-11-09" table:number-columns-spanned="1" table:number-rows-spanned="5">
            <text:p>2011-11-09</text:p>
          </table:table-cell>
          <table:table-cell table:style-name="ce9" office:value-type="string">
            <text:p>A</text:p>
          </table:table-cell>
          <table:table-cell table:style-name="ce12" office:value-type="time" office:time-value="PT10H00M00S">
            <text:p>10:00</text:p>
          </table:table-cell>
          <table:table-cell table:style-name="ce12" office:value-type="time" office:time-value="PT15H55M00S">
            <text:p>15:55</text:p>
          </table:table-cell>
          <table:table-cell table:style-name="ce14" table:formula="of:=[.E18]-[.F18]" office:value-type="time" office:time-value="-PT05H55M00S">
            <text:p>-05:55</text:p>
          </table:table-cell>
          <table:table-cell table:style-name="ce17" office:value-type="string">
            <text:p>* Pateikti užsakovui naujus klausimus</text:p>
            <text:p>* Sukurti rezultatų rodymo komponentą</text:p>
            <text:p>* Parašyti pagrindinę ir intervalo įrankių juostą bei pagrindinį menu</text:p>
            <text:p>* Užbaigti tiesinį duomenų modelį</text:p>
          </table:table-cell>
          <table:table-cell table:style-name="ce20" office:value-type="string">
            <text:p>* Paruošti N:M duomenų modelio prototipą</text:p>
            <text:p>* Integruoti modelius į naudotojo sąsają;</text:p>
          </table:table-cell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4H30M00S">
            <text:p>04:30</text:p>
          </table:table-cell>
          <table:table-cell table:style-name="ce12" office:value-type="time" office:time-value="PT03H40M00S">
            <text:p>03:40</text:p>
          </table:table-cell>
          <table:table-cell table:style-name="ce14" table:formula="of:=[.E19]-[.F19]" office:value-type="time" office:time-value="PT00H50M00S">
            <text:p>00:50</text:p>
          </table:table-cell>
          <table:table-cell table:style-name="ce17" office:value-type="string">
            <text:p>* Padaryti dizaino maketą (naudojant Qt bibliotekos įrankius)</text:p>
            <text:p>* Reikalavimų peržiūra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0H15M00S">
            <text:p>00:15</text:p>
          </table:table-cell>
          <table:table-cell table:style-name="ce12" office:value-type="time" office:time-value="PT00H16M00S">
            <text:p>00:16</text:p>
          </table:table-cell>
          <table:table-cell table:style-name="ce14" table:formula="of:=[.E20]-[.F20]" office:value-type="time" office:time-value="-PT00H01M00S">
            <text:p>-00:01</text:p>
          </table:table-cell>
          <table:table-cell table:style-name="ce18" office:value-type="string">
            <text:p>* Suvesti komandos narių šios savaitės planus</text:p>
            <text:p>* Suvesti komandos narių praeitos savaitės LFF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number-columns-repeated="2" table:style-name="ce12"/>
          <table:table-cell table:style-name="ce14" table:formula="of:=[.E21]-[.F21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table:formula="of:=TIME(4+2+4;0;0)" office:value-type="time" office:time-value="PT10H00M00S">
            <text:p>10:00</text:p>
          </table:table-cell>
          <table:table-cell table:style-name="ce12" office:value-type="time" office:time-value="PT12H16M00S">
            <text:p>12:16</text:p>
          </table:table-cell>
          <table:table-cell table:style-name="ce14" table:formula="of:=[.E22]-[.F22]" office:value-type="time" office:time-value="-PT02H16M00S">
            <text:p>-02:16</text:p>
          </table:table-cell>
          <table:table-cell table:style-name="ce17" office:value-type="string">
            <text:p>* Ištestuoti XLS nuskaitymą</text:p>
            <text:p>* Parašyti „Parser“ prototipą</text:p>
          </table:table-cell>
          <table:table-cell table:style-name="ce20"/>
        </table:table-row>
        <table:table-row table:style-name="ro3">
          <table:table-cell table:style-name="ce3" office:value-type="float" office:value="5" table:number-columns-spanned="1" table:number-rows-spanned="5">
            <text:p>5</text:p>
          </table:table-cell>
          <table:table-cell table:style-name="ce6" office:value-type="date" office:date-value="2011-11-10" table:number-columns-spanned="1" table:number-rows-spanned="5">
            <text:p>2011-11-10</text:p>
          </table:table-cell>
          <table:table-cell table:style-name="ce6" office:value-type="date" office:date-value="2011-11-16" table:number-columns-spanned="1" table:number-rows-spanned="5">
            <text:p>2011-11-16</text:p>
          </table:table-cell>
          <table:table-cell table:style-name="ce9" office:value-type="string">
            <text:p>A</text:p>
          </table:table-cell>
          <table:table-cell table:style-name="ce12" office:value-type="time" office:time-value="PT15H00M00S">
            <text:p>15:00</text:p>
          </table:table-cell>
          <table:table-cell table:style-name="ce12" office:value-type="time" office:time-value="PT18H40M00S">
            <text:p>18:40</text:p>
          </table:table-cell>
          <table:table-cell table:style-name="ce14" table:formula="of:=[.E23]-[.F23]" office:value-type="time" office:time-value="-PT03H40M00S">
            <text:p>-03:40</text:p>
          </table:table-cell>
          <table:table-cell table:style-name="ce17" office:value-type="string">
            <text:p>* Išsiaiškinti, ar galima sukurti generalizuotą konteinerių rinkinį, kurį būtų galima panaudoti tiek DB sinchronizacije, tiek UI modeliuose</text:p>
            <text:p>* Atlikti sistemos testavimą;</text:p>
            <text:p>* Integruoti parserį į UI;</text:p>
          </table:table-cell>
          <table:table-cell table:style-name="ce20" office:value-type="string">
            <text:p>* Įdėti transakcijas;</text:p>
          </table:table-cell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2H00M00S">
            <text:p>02:00</text:p>
          </table:table-cell>
          <table:table-cell table:style-name="ce12" office:value-type="time" office:time-value="PT01H35M00S">
            <text:p>01:35</text:p>
          </table:table-cell>
          <table:table-cell table:style-name="ce14" table:formula="of:=[.E24]-[.F24]" office:value-type="time" office:time-value="PT00H25M00S">
            <text:p>00:25</text:p>
          </table:table-cell>
          <table:table-cell table:style-name="ce19" office:value-type="string">
            <text:p>* Atlikti sistemos testavi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1H15M00S">
            <text:p>01:15</text:p>
          </table:table-cell>
          <table:table-cell table:style-name="ce12" office:value-type="time" office:time-value="PT02H34M00S">
            <text:p>02:34</text:p>
          </table:table-cell>
          <table:table-cell table:style-name="ce14" table:formula="of:=[.E25]-[.F25]" office:value-type="time" office:time-value="-PT01H19M00S">
            <text:p>-01:19</text:p>
          </table:table-cell>
          <table:table-cell table:style-name="ce19" office:value-type="string">
            <text:p>* Suvesti komandos narių šios savaitės planus</text:p>
            <text:p>* Suvesti komandos narių praeitos savaitės LFF</text:p>
            <text:p>* Atlikti sistemos testavi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number-columns-repeated="2" table:style-name="ce12" office:value-type="time" office:time-value="PT01H00M00S">
            <text:p>01:00</text:p>
          </table:table-cell>
          <table:table-cell table:style-name="ce14" table:formula="of:=[.E26]-[.F26]" office:value-type="time" office:time-value="PT00H00M00S">
            <text:p>00:00</text:p>
          </table:table-cell>
          <table:table-cell table:style-name="ce19" office:value-type="string">
            <text:p>* Rasti įrankį laiko fiksavimui ir išmokti juo naudotis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table:formula="of:=TIME(3+2+4;0;0)" office:value-type="time" office:time-value="PT09H00M00S">
            <text:p>09:00</text:p>
          </table:table-cell>
          <table:table-cell table:style-name="ce12" office:value-type="time" office:time-value="PT04H14M00S">
            <text:p>04:14</text:p>
          </table:table-cell>
          <table:table-cell table:style-name="ce14" table:formula="of:=[.E27]-[.F27]" office:value-type="time" office:time-value="PT04H46M00S">
            <text:p>04:46</text:p>
          </table:table-cell>
          <table:table-cell table:style-name="ce17" office:value-type="string">
            <text:p>* Užbaigti „Parser“ * Paruošti „Parser“ testus * Atlikti sistemos testavimą;</text:p>
          </table:table-cell>
          <table:table-cell table:style-name="ce20"/>
        </table:table-row>
        <table:table-row table:style-name="ro3">
          <table:table-cell table:style-name="ce3" office:value-type="float" office:value="6" table:number-columns-spanned="1" table:number-rows-spanned="5">
            <text:p>6</text:p>
          </table:table-cell>
          <table:table-cell table:style-name="ce6" office:value-type="date" office:date-value="2011-11-17" table:number-columns-spanned="1" table:number-rows-spanned="5">
            <text:p>2011-11-17</text:p>
          </table:table-cell>
          <table:table-cell table:style-name="ce6" office:value-type="date" office:date-value="2011-11-23" table:number-columns-spanned="1" table:number-rows-spanned="5">
            <text:p>2011-11-23</text:p>
          </table:table-cell>
          <table:table-cell table:style-name="ce9" office:value-type="string">
            <text:p>A</text:p>
          </table:table-cell>
          <table:table-cell table:style-name="ce12" office:value-type="time" office:time-value="PT25H00M00S">
            <text:p>25:00</text:p>
          </table:table-cell>
          <table:table-cell table:style-name="ce12" office:value-type="time" office:time-value="PT33H22M00S">
            <text:p>33:22</text:p>
          </table:table-cell>
          <table:table-cell table:style-name="ce14" table:formula="of:=[.E28]-[.F28]" office:value-type="time" office:time-value="-PT08H22M00S">
            <text:p>-08:22</text:p>
          </table:table-cell>
          <table:table-cell table:style-name="ce17" office:value-type="string">
            <text:p>* Įdėti granuliarumo pasirinkimo combo-box'ą.</text:p>
            <text:p>* Sinchronizuoti duomenis su SQLite DBVS.</text:p>
            <text:p>* Įdėti sumarinį tabą.</text:p>
            <text:p>* Įdėti rėžimo pasirinkimo paletę.</text:p>
          </table:table-cell>
          <table:table-cell table:style-name="ce20" office:value-type="string">
            <text:p>* Pradėti implementuoti naudotojų valdymą</text:p>
            <text:p>* Pradėti implementuoti PostgreSQL backendą</text:p>
            <text:p>* Tobulinti interfeisą, kad šis labiau atitiktų maketą;</text:p>
          </table:table-cell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2H00M00S">
            <text:p>02:00</text:p>
          </table:table-cell>
          <table:table-cell table:style-name="ce12" office:value-type="time" office:time-value="PT02H25M00S">
            <text:p>02:25</text:p>
          </table:table-cell>
          <table:table-cell table:style-name="ce14" table:formula="of:=[.E29]-[.F29]" office:value-type="time" office:time-value="-PT00H25M00S">
            <text:p>-00:25</text:p>
          </table:table-cell>
          <table:table-cell table:style-name="ce17" office:value-type="string">
            <text:p>* Paruošti ikonų rinkinį pagrindiniams veiksmams.</text:p>
            <text:p><text:span text:style-name="T1">* Reikalavimų peržiūra ir papildymas</text:span>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0H15M00S">
            <text:p>00:15</text:p>
          </table:table-cell>
          <table:table-cell table:style-name="ce12" office:value-type="time" office:time-value="PT00H16M00S">
            <text:p>00:16</text:p>
          </table:table-cell>
          <table:table-cell table:style-name="ce14" table:formula="of:=[.E30]-[.F30]" office:value-type="time" office:time-value="-PT00H01M00S">
            <text:p>-00:01</text:p>
          </table:table-cell>
          <table:table-cell table:style-name="ce18" office:value-type="string">
            <text:p>* Suvesti komandos narių šios savaitės planus</text:p>
            <text:p>* Suvesti komandos narių praeitos savaitės LFF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style-name="ce12" office:value-type="time" office:time-value="PT07H00M00S">
            <text:p>07:00</text:p>
          </table:table-cell>
          <table:table-cell table:style-name="ce12" office:value-type="time" office:time-value="PT21H17M08S">
            <text:p>21:17</text:p>
          </table:table-cell>
          <table:table-cell table:style-name="ce14" table:formula="of:=[.E31]-[.F31]" office:value-type="time" office:time-value="-PT14H17M08S">
            <text:p>-14:17</text:p>
          </table:table-cell>
          <table:table-cell table:style-name="ce17" office:value-type="string">
            <text:p>* Susikompiliuoti sistemą;</text:p>
            <text:p>* Atlikti sistemos testavimą;</text:p>
            <text:p>* Suprogramuoti apkrovų skaičiavi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table:formula="of:=TIME(6;15;0)" office:value-type="time" office:time-value="PT06H15M00S">
            <text:p>06:15</text:p>
          </table:table-cell>
          <table:table-cell table:style-name="ce12" office:value-type="time" office:time-value="PT00H00M00S">
            <text:p>00:00</text:p>
          </table:table-cell>
          <table:table-cell table:style-name="ce14" table:formula="of:=[.E32]-[.F32]" office:value-type="time" office:time-value="PT06H15M00S">
            <text:p>06:15</text:p>
          </table:table-cell>
          <table:table-cell table:style-name="ce17" office:value-type="string">
            <text:p>* Pradėti rašyti antrąją „Parser“ versiją;</text:p>
            <text:p>* Į „Parser“ įdėti automatinį turinio atspėjimo funkcionalumą;</text:p>
            <text:p>* Paruošti atitinkamą testinį XLS failą;</text:p>
          </table:table-cell>
          <table:table-cell table:style-name="ce20"/>
        </table:table-row>
        <table:table-row table:style-name="ro3">
          <table:table-cell table:style-name="ce3" office:value-type="float" office:value="7" table:number-columns-spanned="1" table:number-rows-spanned="5">
            <text:p>7</text:p>
          </table:table-cell>
          <table:table-cell table:style-name="ce6" office:value-type="date" office:date-value="2011-11-24" table:number-columns-spanned="1" table:number-rows-spanned="5">
            <text:p>2011-11-24</text:p>
          </table:table-cell>
          <table:table-cell table:style-name="ce6" office:value-type="date" office:date-value="2011-11-30" table:number-columns-spanned="1" table:number-rows-spanned="5">
            <text:p>2011-11-30</text:p>
          </table:table-cell>
          <table:table-cell table:style-name="ce9" office:value-type="string">
            <text:p>A</text:p>
          </table:table-cell>
          <table:table-cell table:style-name="ce12" office:value-type="time" office:time-value="PT25H00M00S">
            <text:p>25:00</text:p>
          </table:table-cell>
          <table:table-cell table:style-name="ce12" office:value-type="time" office:time-value="PT33H22M00S">
            <text:p>33:22</text:p>
          </table:table-cell>
          <table:table-cell table:style-name="ce14" table:formula="of:=[.E33]-[.F33]" office:value-type="time" office:time-value="-PT08H22M00S">
            <text:p>-08:22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number-columns-repeated="2" table:style-name="ce12"/>
          <table:table-cell table:style-name="ce14" table:formula="of:=[.E34]-[.F34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number-columns-repeated="2" table:style-name="ce12" office:value-type="time" office:time-value="PT00H15M00S">
            <text:p>00:15</text:p>
          </table:table-cell>
          <table:table-cell table:style-name="ce14" table:formula="of:=[.E35]-[.F35]" office:value-type="time" office:time-value="PT00H00M00S">
            <text:p>00:00</text:p>
          </table:table-cell>
          <table:table-cell table:style-name="ce18" office:value-type="string">
            <text:p>* Suvesti komandos narių šios savaitės planus</text:p>
            <text:p>* Suvesti komandos narių praeitos savaitės LFF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number-columns-repeated="2" table:style-name="ce12"/>
          <table:table-cell table:style-name="ce14" table:formula="of:=[.E36]-[.F36]" office:value-type="time" office:time-value="PT00H00M00S">
            <text:p>00:00</text:p>
          </table:table-cell>
          <table:table-cell table:style-name="ce17"/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table:formula="of:=TIME(6;15;0)" office:value-type="time" office:time-value="PT06H15M00S">
            <text:p>06:15</text:p>
          </table:table-cell>
          <table:table-cell table:style-name="ce12" office:value-type="time" office:time-value="PT07H57M00S">
            <text:p>07:57</text:p>
          </table:table-cell>
          <table:table-cell table:style-name="ce14" table:formula="of:=[.E37]-[.F37]" office:value-type="time" office:time-value="-PT01H42M00S">
            <text:p>-01:42</text:p>
          </table:table-cell>
          <table:table-cell table:style-name="ce17" office:value-type="string">
            <text:p>* Pradėti rašyti antrąją „Parser“ versiją;</text:p>
            <text:p>* Į „Parser“ įdėti automatinį turinio atspėjimo funkcionalumą;</text:p>
            <text:p>* Paruošti atitinkamą testinį XLS failą;</text:p>
          </table:table-cell>
          <table:table-cell table:style-name="ce20"/>
        </table:table-row>
        <table:table-row table:style-name="ro3">
          <table:table-cell table:style-name="ce3" office:value-type="float" office:value="8" table:number-columns-spanned="1" table:number-rows-spanned="5">
            <text:p>8</text:p>
          </table:table-cell>
          <table:table-cell table:style-name="ce6" office:value-type="date" office:date-value="2011-12-01" table:number-columns-spanned="1" table:number-rows-spanned="5">
            <text:p>2011-12-01</text:p>
          </table:table-cell>
          <table:table-cell table:style-name="ce6" office:value-type="date" office:date-value="2011-12-07" table:number-columns-spanned="1" table:number-rows-spanned="5">
            <text:p>2011-12-07</text:p>
          </table:table-cell>
          <table:table-cell table:style-name="ce9" office:value-type="string">
            <text:p>A</text:p>
          </table:table-cell>
          <table:table-cell table:style-name="ce12" office:value-type="time" office:time-value="PT25H00M00S">
            <text:p>25:00</text:p>
          </table:table-cell>
          <table:table-cell table:style-name="ce12" office:value-type="time" office:time-value="PT21H21M00S">
            <text:p>21:21</text:p>
          </table:table-cell>
          <table:table-cell table:style-name="ce14" table:formula="of:=[.E38]-[.F38]" office:value-type="time" office:time-value="PT03H39M00S">
            <text:p>03:39</text:p>
          </table:table-cell>
          <table:table-cell table:style-name="ce17" office:value-type="string">
            <text:p>* Užbaigti PostgreSQ backendą;</text:p>
            <text:p>* Užbaigti naudotojų valdymą PostgreSQL backende;</text:p>
            <text:p>* Paruošti installerį Windowsam;</text:p>
            <text:p>* Įdėti pranešimų žurnalą;</text:p>
          </table:table-cell>
          <table:table-cell table:style-name="ce20" office:value-type="string">
            <text:p>* Integruoti apkrovų skaičiaivmo/prognozavimo algoritmą;</text:p>
            <text:p>* Atlikti testavimą;</text:p>
            <text:p>* Tobulinti interfeisą, kad šis labiau atitiktų ŽKS maketą;</text:p>
          </table:table-cell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4H30M00S">
            <text:p>04:30</text:p>
          </table:table-cell>
          <table:table-cell table:style-name="ce12" office:value-type="time" office:time-value="PT05H25M00S">
            <text:p>05:25</text:p>
          </table:table-cell>
          <table:table-cell table:style-name="ce14" table:formula="of:=[.E39]-[.F39]" office:value-type="time" office:time-value="-PT00H55M00S">
            <text:p>-00:55</text:p>
          </table:table-cell>
          <table:table-cell table:style-name="ce17" office:value-type="string">
            <text:p>* Paruošti sistemos logotipą;</text:p>
            <text:p>* Atlikti sistemos testavimą;</text:p>
            <text:p>* Reikalavimų peržiūra ir papildymas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02H15M00S">
            <text:p>02:15</text:p>
          </table:table-cell>
          <table:table-cell table:style-name="ce12" office:value-type="time" office:time-value="PT01H47M00S">
            <text:p>01:47</text:p>
          </table:table-cell>
          <table:table-cell table:style-name="ce14" table:formula="of:=[.E40]-[.F40]" office:value-type="time" office:time-value="PT00H28M00S">
            <text:p>00:28</text:p>
          </table:table-cell>
          <table:table-cell table:style-name="ce17" office:value-type="string">
            <text:p>* Suvesti komandos narių šios savaitės planus</text:p>
            <text:p>* Suvesti komandos narių praeitos savaitės LFF</text:p>
            <text:p>* Atlikti sistemos testavi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style-name="ce12" office:value-type="time" office:time-value="PT05H00M00S">
            <text:p>05:00</text:p>
          </table:table-cell>
          <table:table-cell table:style-name="ce12" office:value-type="time" office:time-value="PT09H55M00S">
            <text:p>09:55</text:p>
          </table:table-cell>
          <table:table-cell table:style-name="ce14" table:formula="of:=[.E41]-[.F41]" office:value-type="time" office:time-value="-PT04H55M00S">
            <text:p>-04:55</text:p>
          </table:table-cell>
          <table:table-cell table:style-name="ce17" office:value-type="string">
            <text:p>* Sukurti apkrovų skaičiavimo pagal jų kiekį (ne pagal valandas) režimą;</text:p>
            <text:p>* Parašyti apkrovų prognozavimo algorit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table:formula="of:=TIME(15+2+5;0;0)" office:value-type="time" office:time-value="PT22H00M00S">
            <text:p>22:00</text:p>
          </table:table-cell>
          <table:table-cell table:style-name="ce12" office:value-type="time" office:time-value="PT23H15M00S">
            <text:p>23:15</text:p>
          </table:table-cell>
          <table:table-cell table:style-name="ce14" table:formula="of:=[.E42]-[.F42]" office:value-type="time" office:time-value="-PT01H15M00S">
            <text:p>-01:15</text:p>
          </table:table-cell>
          <table:table-cell table:style-name="ce17" office:value-type="string">
            <text:p>* Užbaigti naująjį „Parser“;</text:p>
            <text:p>* Atlikti sistemos testavimą;</text:p>
            <text:p>* Paruošti reikalavimų įrankį;</text:p>
            <text:p>* Pradėti sisteminti reikalavimus;</text:p>
          </table:table-cell>
          <table:table-cell table:style-name="ce20"/>
        </table:table-row>
        <table:table-row table:style-name="ro3">
          <table:table-cell table:style-name="ce3" office:value-type="float" office:value="9" table:number-columns-spanned="1" table:number-rows-spanned="5">
            <text:p>9</text:p>
          </table:table-cell>
          <table:table-cell table:style-name="ce6" office:value-type="date" office:date-value="2011-12-08" table:number-columns-spanned="1" table:number-rows-spanned="5">
            <text:p>2011-12-08</text:p>
          </table:table-cell>
          <table:table-cell table:style-name="ce6" office:value-type="date" office:date-value="2011-12-14" table:number-columns-spanned="1" table:number-rows-spanned="5">
            <text:p>2011-12-14</text:p>
          </table:table-cell>
          <table:table-cell table:style-name="ce9" office:value-type="string">
            <text:p>A</text:p>
          </table:table-cell>
          <table:table-cell table:style-name="ce12" office:value-type="time" office:time-value="PT05H00M00S">
            <text:p>05:00</text:p>
          </table:table-cell>
          <table:table-cell table:style-name="ce12" office:value-type="time" office:time-value="PT05H40M00S">
            <text:p>05:40</text:p>
          </table:table-cell>
          <table:table-cell table:style-name="ce14" table:formula="of:=[.E43]-[.F43]" office:value-type="time" office:time-value="-PT00H40M00S">
            <text:p>-00:40</text:p>
          </table:table-cell>
          <table:table-cell table:style-name="ce17" office:value-type="string">
            <text:p>* Įdėti duomenų rikiavimą;</text:p>
            <text:p>* Paruošti Qt Assistant dokumentacijos template;</text:p>
            <text:p>* Integruoti intervalų paieškos algoritmą;</text:p>
          </table:table-cell>
          <table:table-cell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E</text:p>
          </table:table-cell>
          <table:table-cell table:style-name="ce12" office:value-type="time" office:time-value="PT03H00M00S">
            <text:p>03:00</text:p>
          </table:table-cell>
          <table:table-cell table:style-name="ce12" office:value-type="time" office:time-value="PT03H55M00S">
            <text:p>03:55</text:p>
          </table:table-cell>
          <table:table-cell table:style-name="ce14" table:formula="of:=[.E44]-[.F44]" office:value-type="time" office:time-value="-PT00H55M00S">
            <text:p>-00:55</text:p>
          </table:table-cell>
          <table:table-cell table:style-name="ce17" office:value-type="string">
            <text:p>* Sukurti sistemos vartotojo dokumentacijos stilių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J</text:p>
          </table:table-cell>
          <table:table-cell table:style-name="ce12" office:value-type="time" office:time-value="PT10H15M00S">
            <text:p>10:15</text:p>
          </table:table-cell>
          <table:table-cell table:style-name="ce12" office:value-type="time" office:time-value="PT13H33M00S">
            <text:p>13:33</text:p>
          </table:table-cell>
          <table:table-cell table:style-name="ce14" table:formula="of:=[.E45]-[.F45]" office:value-type="time" office:time-value="-PT03H18M00S">
            <text:p>-03:18</text:p>
          </table:table-cell>
          <table:table-cell table:style-name="ce17" office:value-type="string">
            <text:p>* Suvesti komandos narių šios savaitės planus</text:p>
            <text:p>* Suvesti komandos narių praeitos savaitės LFF</text:p>
            <text:p>* Pradėti rašyti sistemos dokumentacij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M</text:p>
          </table:table-cell>
          <table:table-cell table:style-name="ce12" office:value-type="time" office:time-value="PT08H00M00S">
            <text:p>08:00</text:p>
          </table:table-cell>
          <table:table-cell table:style-name="ce12" office:value-type="time" office:time-value="PT13H53M11S">
            <text:p>13:53</text:p>
          </table:table-cell>
          <table:table-cell table:style-name="ce14" table:formula="of:=[.E46]-[.F46]" office:value-type="time" office:time-value="-PT05H53M11S">
            <text:p>-05:53</text:p>
          </table:table-cell>
          <table:table-cell table:style-name="ce17" office:value-type="string">
            <text:p>* Parašyti mažiausiai apkrautų intervalų paieškos algoritmą;</text:p>
            <text:p>* Apjungti istorinių ir planuojamų duomenų nagrinėjimą;</text:p>
            <text:p>* Rasti geresnį ekstrapoliacijos algoritmą prognozavimui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8"/>
          <table:table-cell table:style-name="ce9" office:value-type="string">
            <text:p>V</text:p>
          </table:table-cell>
          <table:table-cell table:style-name="ce12" office:value-type="time" office:time-value="PT05H00M00S">
            <text:p>05:00</text:p>
          </table:table-cell>
          <table:table-cell table:style-name="ce12" office:value-type="time" office:time-value="PT03H57M00S">
            <text:p>03:57</text:p>
          </table:table-cell>
          <table:table-cell table:style-name="ce14" table:formula="of:=[.E47]-[.F47]" office:value-type="time" office:time-value="PT01H03M00S">
            <text:p>01:03</text:p>
          </table:table-cell>
          <table:table-cell table:style-name="ce17" office:value-type="string">
            <text:p>* Reikalavimų sisteminimas;</text:p>
          </table:table-cell>
          <table:table-cell table:style-name="ce20"/>
        </table:table-row>
        <table:table-row table:style-name="ro3">
          <table:table-cell table:style-name="ce5" office:value-type="float" office:value="10" table:number-columns-spanned="1" table:number-rows-spanned="5">
            <text:p>10</text:p>
          </table:table-cell>
          <table:table-cell table:style-name="ce6" office:value-type="date" office:date-value="2011-12-15" table:number-columns-spanned="1" table:number-rows-spanned="5">
            <text:p>2011-12-15</text:p>
          </table:table-cell>
          <table:table-cell table:style-name="ce6" office:value-type="date" office:date-value="2011-12-21" table:number-columns-spanned="1" table:number-rows-spanned="5">
            <text:p>2011-12-21</text:p>
          </table:table-cell>
          <table:table-cell table:style-name="ce9" office:value-type="string">
            <text:p>A</text:p>
          </table:table-cell>
          <table:table-cell table:style-name="ce12" office:value-type="time" office:time-value="PT15H00M00S">
            <text:p>15:00</text:p>
          </table:table-cell>
          <table:table-cell table:style-name="ce12" office:value-type="time" office:time-value="PT12H30M00S">
            <text:p>12:30</text:p>
          </table:table-cell>
          <table:table-cell table:style-name="ce14" table:formula="of:=[.E48]-[.F48]" office:value-type="time" office:time-value="PT02H30M00S">
            <text:p>02:30</text:p>
          </table:table-cell>
          <table:table-cell table:style-name="ce19" office:value-type="string">
            <text:p>* Padidinti klaidų prevenciją duomenų įvedimo sąsajose;</text:p>
            <text:p>* Įdėtį paraiškos priemonių krypčių vaizdavimą/įvedimą;</text:p>
            <text:p>* Atlikti sistemos testavimą;</text:p>
            <text:p>* Paruošti prezentaciją pristatymui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E</text:p>
          </table:table-cell>
          <table:table-cell table:style-name="ce12" office:value-type="time" office:time-value="PT10H00M00S">
            <text:p>10:00</text:p>
          </table:table-cell>
          <table:table-cell table:style-name="ce12" office:value-type="time" office:time-value="PT11H30M00S">
            <text:p>11:30</text:p>
          </table:table-cell>
          <table:table-cell table:style-name="ce14" table:formula="of:=[.E49]-[.F49]" office:value-type="time" office:time-value="-PT01H30M00S">
            <text:p>-01:30</text:p>
          </table:table-cell>
          <table:table-cell table:style-name="ce19" office:value-type="string">
            <text:p>* Baigti rašyti sistemos dokumentaciją;</text:p>
            <text:p>* Atlikti sistemos testavimą;</text:p>
            <text:p>* Baigti sisteminti reikalavimus;</text:p>
            <text:p>* Patikrinti sistemos reikalavimų atitikimą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J</text:p>
          </table:table-cell>
          <table:table-cell table:style-name="ce12" office:value-type="time" office:time-value="PT12H15M00S">
            <text:p>12:15</text:p>
          </table:table-cell>
          <table:table-cell table:style-name="ce12" office:value-type="time" office:time-value="PT12H53M00S">
            <text:p>12:53</text:p>
          </table:table-cell>
          <table:table-cell table:style-name="ce14" table:formula="of:=[.E50]-[.F50]" office:value-type="time" office:time-value="-PT00H38M00S">
            <text:p>-00:38</text:p>
          </table:table-cell>
          <table:table-cell table:style-name="ce19" office:value-type="string">
            <text:p>* Suvesti komandos narių šios savaitės planus</text:p>
            <text:p>* Suvesti komandos narių praeitos bei šios savaitės LFF</text:p>
            <text:p>* Baigti rašyti sistemos dokumentaciją</text:p>
            <text:p>* Atlikti sistemos testavimą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M</text:p>
          </table:table-cell>
          <table:table-cell table:style-name="ce12" office:value-type="time" office:time-value="PT18H00M00S">
            <text:p>18:00</text:p>
          </table:table-cell>
          <table:table-cell table:style-name="ce12" office:value-type="time" office:time-value="PT23H31M37S">
            <text:p>23:31</text:p>
          </table:table-cell>
          <table:table-cell table:style-name="ce14" table:formula="of:=[.E51]-[.F51]" office:value-type="time" office:time-value="-PT05H31M37S">
            <text:p>-05:31</text:p>
          </table:table-cell>
          <table:table-cell table:style-name="ce19" office:value-type="string">
            <text:p>* Patobulinti prognozavimo algoritmo duomenų šaltinio rėžių nustatymą;</text:p>
            <text:p>* Praplėsti istorinių/planuojamų duomenų korektiškumo tikrinimą;</text:p>
            <text:p>* Atlikti sistemos testavimą;</text:p>
            <text:p>* Kodo ir dokumentų peržiūra;</text:p>
          </table:table-cell>
          <table:table-cell table:style-name="ce20"/>
        </table:table-row>
        <table:table-row table:style-name="ro3">
          <table:covered-table-cell table:style-name="ce4"/>
          <table:covered-table-cell table:number-columns-repeated="2" table:style-name="ce7"/>
          <table:table-cell table:style-name="ce9" office:value-type="string">
            <text:p>V</text:p>
          </table:table-cell>
          <table:table-cell table:style-name="ce12" table:formula="of:=TIME(2+4+2+4;0;0)" office:value-type="time" office:time-value="PT12H00M00S">
            <text:p>12:00</text:p>
          </table:table-cell>
          <table:table-cell table:style-name="ce12" office:value-type="time" office:time-value="PT20H18M00S">
            <text:p>20:18</text:p>
          </table:table-cell>
          <table:table-cell table:style-name="ce14" table:formula="of:=[.E52]-[.F52]" office:value-type="time" office:time-value="-PT08H18M00S">
            <text:p>-08:18</text:p>
          </table:table-cell>
          <table:table-cell table:style-name="ce19" office:value-type="string">
            <text:p>* Įdėti paraiškos priemonių krypčių importavimą;</text:p>
            <text:p>* Atlikti sistemos testavimą;</text:p>
            <text:p>* Parašyti TSP ataskaitą;</text:p>
            <text:p>* Baigti sisteminti reikalavimus;</text:p>
          </table:table-cell>
          <table:table-cell table:style-name="ce20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2011-12-19</text:date>, <text:time>21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7T19:48:25</meta:creation-date>
    <dc:date>2011-12-19T21:21:38.44</dc:date>
    <meta:editing-duration>PT4H58M26S</meta:editing-duration>
    <meta:editing-cycles>80</meta:editing-cycles>
    <meta:generator>OpenOffice.org/3.3$Win32 OpenOffice.org_project/330m20$Build-9567</meta:generator>
    <meta:document-statistic meta:table-count="3" meta:cell-count="284" meta:object-count="0"/>
  </office:meta>
</office:document-meta>
</file>